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40000051CDAE2ECA57146012F.png" manifest:media-type="image/png"/>
  <manifest:file-entry manifest:full-path="Pictures/10000001000006210000044081A6DCCC83D42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252in" svg:width="6.9252in" svg:height="4.8016in" draw:z-index="0"><draw:image xlink:href="Pictures/10000001000006210000044081A6DCCC83D42881.png" xlink:type="simple" xlink:show="embed" xlink:actuate="onLoad" draw:mime-type="image/png"/></draw:frame></text:p>
      <text:p text:style-name="Standard"><draw:frame draw:style-name="fr1" draw:name="Image2" text:anchor-type="char" svg:width="6.9252in" svg:height="7.7283in" draw:z-index="1"><draw:image xlink:href="Pictures/10000001000004940000051CDAE2ECA57146012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22:51:47.371868826</meta:creation-date>
    <dc:date>2022-07-22T22:53:47.873913945</dc:date>
    <meta:editing-duration>PT2M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4.2$Linux_X86_64 LibreOffice_project/30$Build-2</meta:generator>
  </office:meta>
</office:document-meta>
</file>